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+Artsvi</text:p>
          </table:table-cell>
          <table:table-cell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;[.H90])" office:value-type="float" office:value="113662.207602339">
            <text:p>113662.20760233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6337.79239766083">
            <text:p>6337.7923976608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13900">
            <text:p>13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53.28947368421">
            <text:p>1953.2894736842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53.28947368421">
            <text:p>1953.2894736842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46.14661654135">
            <text:p>1546.1466165414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53.28947368421">
            <text:p>1953.289473684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53.28947368421">
            <text:p>1953.289473684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953.28947368421">
            <text:p>1953.2894736842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5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53.28947368421">
            <text:p>1953.289473684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table:number-columns-repeated="2"/>
          <table:table-cell table:formula="of:=SUM([.C82:.F82])" office:value-type="float" office:value="1546.14661654135">
            <text:p>1546.1466165414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82:.F82])" office:value-type="float" office:value="1546.14661654135">
            <text:p>1546.1466165414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)" office:value-type="float" office:value="342.857142857143">
            <text:p>342.8571428571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46.14661654135">
            <text:p>1546.1466165414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53.28947368421">
            <text:p>1953.289473684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53.28947368421">
            <text:p>1953.2894736842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46.14661654135">
            <text:p>1546.1466165414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53.28947368421">
            <text:p>1953.289473684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0" office:value-type="float" office:value="350">
            <text:p>350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53.28947368421">
            <text:p>1953.289473684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53.28947368421">
            <text:p>1953.289473684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53.28947368421">
            <text:p>1953.289473684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)" office:value-type="float" office:value="342.857142857143">
            <text:p>342.857142857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953.28947368421">
            <text:p>1953.289473684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1546.14661654135">
            <text:p>1546.1466165414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89])" office:value-type="float" office:value="35762.5">
            <text:p>35762.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3/25/2016</text:date>, <text:time>10:44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5T10:44:17</dc:date>
    <meta:editing-duration>P5DT17H46M54S</meta:editing-duration>
    <meta:editing-cycles>2090</meta:editing-cycles>
    <meta:generator>OpenOffice/4.1.1$Unix OpenOffice.org_project/411m6$Build-9775</meta:generator>
    <dc:creator>Hasmik Dabaghyan</dc:creator>
    <meta:document-statistic meta:table-count="12" meta:cell-count="5049" meta:object-count="0"/>
  </office:meta>
</office:document-meta>
</file>